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30.182cm" svg:height="13.05cm" svg:x="3.409cm" svg:y="6.565cm">
            <draw:object draw:notify-on-update-of-ranges="Tabelle1.A1:Tabelle1.A1 Tabelle1.A2:Tabelle1.A7 Tabelle1.B1:Tabelle1.B1 Tabelle1.B2:Tabelle1.B7 Tabelle1.C1:Tabelle1.C1 Tabelle1.C2:Tabelle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<text:s/>Count</text:p>
          </table:table-cell>
          <table:table-cell table:style-name="ce1" office:value-type="string">
            <text:p>Retrieve</text:p>
          </table:table-cell>
        </table:table-row>
        <table:table-row table:style-name="ro1">
          <table:table-cell table:style-name="ce1" office:value-type="string">
            <text:p>„movie“ MongoDB Full Text Search </text:p>
          </table:table-cell>
          <table:table-cell table:style-name="ce2" office:value-type="float" office:value="29.6">
            <text:p>29,6</text:p>
          </table:table-cell>
          <table:table-cell table:style-name="ce2" office:value-type="float" office:value="77">
            <text:p>77</text:p>
          </table:table-cell>
        </table:table-row>
        <table:table-row table:style-name="ro1">
          <table:table-cell table:style-name="ce1" office:value-type="string">
            <text:p>„movie“ Regular Expressions</text:p>
          </table:table-cell>
          <table:table-cell office:value-type="float" office:value="220.4">
            <text:p>220,4</text:p>
          </table:table-cell>
          <table:table-cell office:value-type="float" office:value="5.8">
            <text:p>5,8</text:p>
          </table:table-cell>
        </table:table-row>
        <table:table-row table:style-name="ro1">
          <table:table-cell table:style-name="ce1" office:value-type="string">
            <text:p>„newspaper“ MongoDB Full Text Search </text:p>
          </table:table-cell>
          <table:table-cell office:value-type="float" office:value="7.4">
            <text:p>7,4</text:p>
          </table:table-cell>
          <table:table-cell office:value-type="float" office:value="18.6">
            <text:p>18,6</text:p>
          </table:table-cell>
        </table:table-row>
        <table:table-row table:style-name="ro1">
          <table:table-cell table:style-name="ce1" office:value-type="string">
            <text:p>„newspaper“ Regular Expressions</text:p>
          </table:table-cell>
          <table:table-cell office:value-type="float" office:value="262.8">
            <text:p>262,8</text:p>
          </table:table-cell>
          <table:table-cell office:value-type="float" office:value="34.4">
            <text:p>34,4</text:p>
          </table:table-cell>
        </table:table-row>
        <table:table-row table:style-name="ro1">
          <table:table-cell table:style-name="ce1" office:value-type="string">
            <text:p>„Mayzie“ MongoDB Full Text Search 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style-name="ce1" office:value-type="string">
            <text:p>„Mayzie“ <text:s/>Regular Expressions</text:p>
          </table:table-cell>
          <table:table-cell office:value-type="float" office:value="196.8">
            <text:p>196,8</text:p>
          </table:table-cell>
          <table:table-cell office:value-type="float" office:value="641.2">
            <text:p>641,2</text:p>
          </table:table-cell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e </meta:initial-creator>
    <meta:creation-date>2013-06-19T14:03:50</meta:creation-date>
    <dc:date>2013-06-19T14:19:48</dc:date>
    <dc:creator>engele </dc:creator>
    <meta:editing-duration>PT18S</meta:editing-duration>
    <meta:editing-cycles>1</meta:editing-cycles>
    <meta:document-statistic meta:table-count="3" meta:cell-count="2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33cc6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3b8d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83cm" svg:height="13.051cm" xlink:href=".." xlink:type="simple" chart:class="chart:bar" chart:style-name="ch1">
        <chart:title svg:x="9.848cm" svg:y="0.397cm" chart:style-name="ch2">
          <text:p>MongoDB Full Text Search vs. Regular Expressions</text:p>
        </chart:title>
        <chart:subtitle svg:x="10.734cm" svg:y="1.437cm" chart:style-name="ch3">
          <text:p>comparison based on 100 000 movie descriptions</text:p>
        </chart:subtitle>
        <chart:legend chart:legend-position="top" svg:x="13.408cm" svg:y="2.305cm" style:legend-expansion="wide" chart:style-name="ch4"/>
        <chart:plot-area chart:style-name="ch5" table:cell-range-address="Tabelle1.A1:Tabelle1.C7" chart:data-source-has-labels="both" svg:x="1.189cm" svg:y="2.642cm" svg:width="26.473cm" svg:height="9.728cm">
          <chartooo:coordinate-region svg:x="1.996cm" svg:y="2.841cm" svg:width="25.429cm" svg:height="8.484cm"/>
          <chart:axis chart:dimension="x" chart:name="primary-x" chart:style-name="ch6" chartooo:axis-type="auto">
            <chartooo:date-scale/>
            <chart:categories table:cell-range-address="Tabelle1.A2:Tabelle1.A7"/>
          </chart:axis>
          <chart:axis chart:dimension="y" chart:name="primary-y" chart:style-name="ch7">
            <chart:title svg:x="0.026cm" svg:y="7.775cm" chart:style-name="ch8">
              <text:p>ms</text:p>
            </chart:title>
            <chart:grid chart:style-name="ch9" chart:class="major"/>
          </chart:axis>
          <chart:series chart:style-name="ch10" chart:values-cell-range-address="Tabelle1.B2:Tabelle1.B7" chart:label-cell-address="Tabelle1.B1:Tabelle1.B1" chart:class="chart:bar">
            <chart:data-point chart:repeated="6"/>
          </chart:series>
          <chart:series chart:style-name="ch11" chart:values-cell-range-address="Tabelle1.C2:Tabelle1.C7" chart:label-cell-address="Tabelle1.C1:Tabelle1.C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Tabelle1.B1:Tabelle1.B1</svg:desc>
                </draw:g>
              </table:table-cell>
              <table:table-cell office:value-type="string">
                <text:p>Retriev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„movie“ MongoDB Full Text Search </text:p>
                <draw:g>
                  <svg:desc>Tabelle1.A2:Tabelle1.A7</svg:desc>
                </draw:g>
              </table:table-cell>
              <table:table-cell office:value-type="float" office:value="29.6">
                <text:p>29.6</text:p>
                <draw:g>
                  <svg:desc>Tabelle1.B2:Tabelle1.B7</svg:desc>
                </draw:g>
              </table:table-cell>
              <table:table-cell office:value-type="float" office:value="77">
                <text:p>77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„movie“ Regular Expressions</text:p>
              </table:table-cell>
              <table:table-cell office:value-type="float" office:value="220.4">
                <text:p>220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„newspaper“ MongoDB Full Text Search </text:p>
              </table:table-cell>
              <table:table-cell office:value-type="float" office:value="7.4">
                <text:p>7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„newspaper“ Regular Expressions</text:p>
              </table:table-cell>
              <table:table-cell office:value-type="float" office:value="262.8">
                <text:p>262.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„Mayzie“ MongoDB Full Text Search 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„Mayzie“  Regular Expressions</text:p>
              </table:table-cell>
              <table:table-cell office:value-type="float" office:value="196.8">
                <text:p>196.8</text:p>
              </table:table-cell>
              <table:table-cell office:value-type="float" office:value="641.2">
                <text:p>64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